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457in" style:contextual-spacing="false" fo:line-height="115%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.1457in" style:contextual-spacing="false" fo:line-height="115%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73268" style:font-size-asian="14pt" style:font-size-complex="14pt"/>
    </style:style>
    <style:style style:name="P3" style:family="paragraph" style:parent-style-name="Text_20_body">
      <style:paragraph-properties fo:margin-left="0in" fo:margin-right="0in" fo:margin-top="0in" fo:margin-bottom="0.1457in" style:contextual-spacing="false" fo:line-height="115%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35b64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.1457in" style:contextual-spacing="false" fo:line-height="115%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73268" fo:background-color="#ffffff" style:font-size-asian="14pt" style:font-size-complex="14pt"/>
    </style:style>
    <style:style style:name="P5" style:family="paragraph" style:parent-style-name="Text_20_body">
      <style:paragraph-properties fo:margin-left="0in" fo:margin-right="0in" fo:margin-top="0in" fo:margin-bottom="0.1457in" style:contextual-spacing="false" fo:line-height="115%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T1" style:family="text">
      <style:text-properties fo:background-color="#ffffff" loext:char-shading-value="0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c1bef"/>
    </style:style>
    <style:style style:name="T4" style:family="text">
      <style:text-properties fo:language="uk" fo:country="UA" officeooo:rsid="00118b3e"/>
    </style:style>
    <style:style style:name="T5" style:family="text">
      <style:text-properties fo:language="uk" fo:country="UA" officeooo:rsid="00135b64"/>
    </style:style>
    <style:style style:name="T6" style:family="text">
      <style:text-properties fo:language="uk" fo:country="UA" officeooo:rsid="0013642f"/>
    </style:style>
    <style:style style:name="T7" style:family="text">
      <style:text-properties fo:language="uk" fo:country="UA" officeooo:rsid="0016b331"/>
    </style:style>
    <style:style style:name="T8" style:family="text">
      <style:text-properties fo:language="uk" fo:country="UA" officeooo:rsid="001a14d9"/>
    </style:style>
    <style:style style:name="T9" style:family="text">
      <style:text-properties fo:language="uk" fo:country="UA" officeooo:rsid="001af250"/>
    </style:style>
    <style:style style:name="T10" style:family="text">
      <style:text-properties fo:language="uk" fo:country="UA" officeooo:rsid="001e2b30"/>
    </style:style>
    <style:style style:name="T11" style:family="text">
      <style:text-properties fo:font-variant="normal" fo:text-transform="none" fo:color="#000000" loext:opacity="100%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У Древній Греції слово "філософія" <text:span text:style-name="T8">означало</text:span> любов до мудрості<text:span text:style-name="T2"> </text:span><text:span text:style-name="T8">та</text:span><text:span text:style-name="T2"> </text:span>застосовувалося до людей, що відкривають таємницю природи і людського життя, <text:span text:style-name="T8">пов</text:span><text:span text:style-name="T2">ча</text:span><text:span text:style-name="T8">ю</text:span><text:span text:style-name="T2">ть</text:span> діяти і жити в згоді з природою і вимогами життя. Специфічним об'єктом філософського осмислення дійсності є відношення "людина-світ". <text:span text:style-name="T4">Н</text:span>а перший план виступає питання про природу, сутність світу і людини, про загальні основи їхнього буття, про перші початки, про те, як цей світ улаштований, які взаємозв'язки існують у світі, між людиною і світом. Поняття предмета і об’єкта філософії тісно пов’язані між собою. Таким чином, можна сказати, що предметом філософії є відношення <text:span text:style-name="T5">між </text:span>людин<text:span text:style-name="T5">ою та </text:span>світ<text:span text:style-name="T5">ом</text:span>, можливостей його пізнання і перетворення, а також <text:s/>його загальн<text:span text:style-name="T5">а</text:span> структур<text:span text:style-name="T5">а</text:span> і стан, у якому він знаходиться.</text:p>
      <text:p text:style-name="P1">Крім рішення питання про природу і сутність, про загальну підставу світу і самої людини, основне питання філософії має і другу сторону – питання про співвідношення нашої свідомості й об'єктивної дійсності, чи можемо ми в наших уявленнях і поняттях про дійсний світ складати вірний відбиток дійсності, про межі пізнання, про його природу і сутність.</text:p>
      <text:p text:style-name="P1">Але по своєму змісту основне питання філософії містить в собі загальну передумову розкриття відношення "людина-світ" у граничних основах їхнього буття. Її хвилюють питання про можливості самореалізації себе у світі, у якому вона живе, а також питання про те, від чого залежить її доля, що очікує її в майбутньому.</text:p>
      <text:p text:style-name="P1">Проте, предмет філософії включає в себе і відповідь на питання про те, як світ улаштований, яка його загальна структура, які в ньому існують зв'язку і відношення, а також питання про стан, у якому людина і світ знаходяться, які закони існують у світі, у чому полягає джерело руху, розвитку. Характер рішення цього питання, як і інших загальних питань буття людини, залежить насамперед від рівня розвитку самої людини, його пізнавальних здібностей і засобів проникнення в сутність явищ навколишньої дійсності.</text:p>
      <text:p text:style-name="P1">Розкриття специфіки філософії як форми суспільної свідомості припускає необхідність розкриття і її соціальних функцій, тієї ролі, яку вона грає в життєдіяльності товариства й особистості.</text:p>
      <text:p text:style-name="P2"><text:span text:style-name="T1">До числа основних функцій філософії варто віднести:</text:span></text:p>
      <text:p text:style-name="P4">методологічну,</text:p>
      <text:p text:style-name="P4">ідеологічну,</text:p>
      <text:p text:style-name="P4"><text:soft-page-break/>гносеологічну,</text:p>
      <text:p text:style-name="P4">світоглядну,</text:p>
      <text:p text:style-name="P2"><text:span text:style-name="T1">практично-діяльну.</text:span></text:p>
      <text:p text:style-name="P1"><text:span text:style-name="T7">М</text:span>етодологічна функція філософії дає для усіх форм суспільної свідомості, для теоретичної і практичної діяльності людини вихідні, що основоположні принцип<text:span text:style-name="T10">ам</text:span>, застосування яких визначає загальну спрямованість підходу до осмислення дійсності, спрямованість пізнавальної і практичної діяльності. Ця функція припускає, що відношення людини до світу повинно виходити з усвідомлення нею природи і сутності світу і людини, граничних основ буття, усвідомлення людиною свого місця у світі і відношення до нього, усвідомлення загальної структури світу і стану, у якому він знаходиться.</text:p>
      <text:p text:style-name="P1">Важливою функцією філософії є ідеологічна. Про неї варто пам'ятати особливо в сучасних умовах, коли намітилося негативне відношення до ідеології як феномену духовного життя суспільства. Можна сказати, що ідеологічна функція філософії полягає в тому, що вона, вирішуючи питання про сутність людини і про сенс її буття, дає ключ для усвідомлення свого відношення до безпосередніх умов громадського життя, до чинників, що визначають специфіку реального життя.</text:p>
      <text:p text:style-name="P1">Гносеологічна функція філософії полягає в тому, що вона, орієнтуючи пізнавальне відношення людини на розкриття природи і сутності світу, природи і сутності самої людини, загальної структури світу, зв'язків і законів його розвитку, з одного боку, збагачує людей знанням про світ, про людину, а з іншого боку – впливає на кожну з форм суспільної свідомості, детермінуючи необхідність для кожної з них у відношенні “людина-світ”, а також визначає загальну логіку пізнавального відношення людини до дійсності.</text:p>
      <text:p text:style-name="P1">Світоглядна функція філософії полягає в тому, що вона, збагачуючи людей знаннями і про світ і про людину, про його місце у світі і можливостях його пізнання і перетворення, впливає на формування життєвих принципів, на усвідомлення соціальними суб'єктами цілей і сенсу життя.</text:p>
      <text:p text:style-name="P5"><text:span text:style-name="T11">Практично-діяльна функція філософії полягає в тому, що вона перетворюється в знаряддя активного, перетворювального впливу на навколишній світ і на самого людину. Вона грає важливу роль у визначенні цілі - життєдіяльності, досягнення яких найважливіша умова існування, функціонування і розвитку людини.</text:span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2:32:19.095000000</meta:creation-date>
    <dc:date>2023-10-03T15:45:10.687000000</dc:date>
    <meta:editing-duration>PT3H12M37S</meta:editing-duration>
    <meta:editing-cycles>28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6" meta:word-count="613" meta:character-count="4344" meta:non-whitespace-character-count="3744"/>
  </office:meta>
</office:document-meta>
</file>